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0.619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ffbf00" fo:border="0.99pt solid #000000"/>
    </style:style>
    <style:style style:name="ce28" style:family="table-cell" style:parent-style-name="Default">
      <style:table-cell-properties fo:background-color="#729fcf" fo:border="0.99pt solid #000000"/>
    </style:style>
    <style:style style:name="ce29" style:family="table-cell" style:parent-style-name="Default">
      <style:table-cell-properties fo:background-color="#ff0000" fo:border="0.99pt solid #000000"/>
    </style:style>
    <style:style style:name="ce1" style:family="table-cell" style:parent-style-name="Default" style:data-style-name="N100">
      <style:table-cell-properties fo:background-color="#ea7500"/>
    </style:style>
    <style:style style:name="ce2" style:family="table-cell" style:parent-style-name="Default" style:data-style-name="N100">
      <style:table-cell-properties fo:background-color="#8d1d75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 style:data-style-name="N100">
      <style:table-cell-properties fo:background-color="#b4c7dc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100">
      <style:table-cell-properties fo:background-color="#b4c7dc" fo:border="none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order-bottom="none" fo:background-color="#ffff00" fo:border-left="0.99pt solid #3465a4" fo:border-right="none" fo:border-top="0.99pt solid #3465a4"/>
    </style:style>
    <style:style style:name="ce11" style:family="table-cell" style:parent-style-name="Default">
      <style:table-cell-properties fo:border-bottom="0.99pt solid #3465a4" fo:background-color="#ffff00" fo:border-left="0.99pt solid #3465a4" fo:border-right="none" fo:border-top="none"/>
    </style:style>
    <style:style style:name="ce12" style:family="table-cell" style:parent-style-name="Default">
      <style:table-cell-properties fo:border-bottom="none" fo:background-color="#ffff00" fo:border-left="0.99pt solid #00a933" fo:border-right="none" fo:border-top="0.99pt solid #00a933"/>
    </style:style>
    <style:style style:name="ce13" style:family="table-cell" style:parent-style-name="Default">
      <style:table-cell-properties fo:border-bottom="0.99pt solid #00a933" fo:background-color="#ffff00" fo:border-left="0.99pt solid #00a933" fo:border-right="none" fo:border-top="none"/>
    </style:style>
    <style:style style:name="ce14" style:family="table-cell" style:parent-style-name="Default">
      <style:table-cell-properties fo:border-bottom="none" fo:background-color="#b4c7dc" fo:border-left="none" fo:border-right="none" fo:border-top="0.99pt solid #3465a4"/>
    </style:style>
    <style:style style:name="ce15" style:family="table-cell" style:parent-style-name="Default">
      <style:table-cell-properties fo:border-bottom="0.99pt solid #3465a4" fo:background-color="#b4c7dc" fo:border-left="none" fo:border-right="none" fo:border-top="none"/>
    </style:style>
    <style:style style:name="ce16" style:family="table-cell" style:parent-style-name="Default">
      <style:table-cell-properties fo:border-bottom="none" fo:background-color="#afd095" fo:border-left="none" fo:border-right="none" fo:border-top="0.99pt solid #00a933"/>
    </style:style>
    <style:style style:name="ce17" style:family="table-cell" style:parent-style-name="Default">
      <style:table-cell-properties fo:border-bottom="0.99pt solid #00a933" fo:background-color="#afd095" fo:border-left="none" fo:border-right="none" fo:border-top="none"/>
    </style:style>
    <style:style style:name="ce18" style:family="table-cell" style:parent-style-name="Default">
      <style:table-cell-properties fo:border-bottom="none" fo:background-color="#b4c7dc" fo:border-left="none" fo:border-right="0.99pt solid #3465a4" fo:border-top="0.99pt solid #3465a4"/>
    </style:style>
    <style:style style:name="ce19" style:family="table-cell" style:parent-style-name="Default">
      <style:table-cell-properties fo:border-bottom="0.99pt solid #3465a4" fo:background-color="#b4c7dc" fo:border-left="none" fo:border-right="0.99pt solid #3465a4" fo:border-top="none"/>
    </style:style>
    <style:style style:name="ce20" style:family="table-cell" style:parent-style-name="Default">
      <style:table-cell-properties fo:border-bottom="none" fo:background-color="#afd095" fo:border-left="none" fo:border-right="0.99pt solid #00a933" fo:border-top="0.99pt solid #00a933"/>
    </style:style>
    <style:style style:name="ce21" style:family="table-cell" style:parent-style-name="Default">
      <style:table-cell-properties fo:border-bottom="0.99pt solid #00a933" fo:background-color="#afd095" fo:border-left="none" fo:border-right="0.99pt solid #00a933" fo:border-top="none"/>
    </style:style>
    <style:style style:name="ce22" style:family="table-cell" style:parent-style-name="Default" style:data-style-name="N100">
      <style:table-cell-properties fo:background-color="#ff8000"/>
    </style:style>
    <style:style style:name="ce23" style:family="table-cell" style:parent-style-name="Default" style:data-style-name="N100">
      <style:table-cell-properties fo:background-color="#81d41a"/>
    </style:style>
    <style:style style:name="ce24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100">
      <style:table-cell-properties fo:background-color="#81d41a" fo:border="none"/>
    </style:style>
    <style:style style:name="ce26" style:family="table-cell" style:parent-style-name="Default" style:data-style-name="N100">
      <style:table-cell-properties fo:background-color="#ff0000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780373"/>
    </style:style>
    <style:style style:name="ce61" style:family="table-cell" style:parent-style-name="Default">
      <style:table-cell-properties fo:background-color="#b4c7dc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35cm"/>
    </style:style>
    <style:style style:name="gr3" style:family="graphic">
      <style:graphic-properties draw:stroke="none" svg:stroke-color="#000000" draw:fill="none" draw:fill-color="#ffffff" fo:min-height="0.995cm"/>
    </style:style>
    <style:style style:name="gr4" style:family="graphic">
      <style:graphic-properties draw:stroke="none" svg:stroke-color="#000000" draw:fill="none" draw:fill-color="#ffffff" fo:min-height="1.089cm"/>
    </style:style>
    <style:style style:name="gr5" style:family="graphic">
      <style:graphic-properties draw:stroke="none" svg:stroke-color="#000000" draw:fill="none" draw:fill-color="#ffffff" fo:min-height="0.807cm"/>
    </style:style>
    <style:style style:name="gr6" style:family="graphic">
      <style:graphic-properties draw:stroke="none" svg:stroke-color="#000000" draw:fill="none" draw:fill-color="#ffffff" fo:min-height="0.625cm"/>
      <style:text-properties fo:font-size="16pt" fo:font-weight="bold" style:font-size-asian="16pt" style:font-weight-asian="bold" style:font-size-complex="16pt" style:font-weight-complex="bold"/>
    </style:style>
    <style:style style:name="gr7" style:family="graphic">
      <style:graphic-properties draw:stroke="none" svg:stroke-color="#000000" draw:fill="none" draw:fill-color="#ffffff" fo:min-height="1.07cm"/>
      <style:text-properties fo:font-size="16pt" fo:font-weight="bold" style:font-size-asian="16pt" style:font-weight-asian="bold" style:font-size-complex="16pt" style:font-weight-complex="bold"/>
    </style:style>
    <style:style style:name="gr8" style:family="graphic">
      <style:graphic-properties draw:stroke="none" svg:stroke-color="#000000" draw:fill="none" draw:fill-color="#ffffff" fo:min-height="0.999cm"/>
      <style:text-properties fo:font-size="16pt" fo:font-weight="bold" style:font-size-asian="16pt" style:font-weight-asian="bold" style:font-size-complex="16pt" style:font-weight-complex="bold"/>
    </style:style>
    <style:style style:name="gr9" style:family="graphic">
      <style:graphic-properties draw:stroke="none" svg:stroke-color="#000000" draw:fill="none" draw:fill-color="#ffffff" fo:min-height="0.761cm"/>
      <style:text-properties fo:font-size="16pt" fo:font-weight="bold" style:font-size-asian="16pt" style:font-weight-asian="bold" style:font-size-complex="16pt" style:font-weight-complex="bold"/>
    </style:style>
    <style:style style:name="gr10" style:family="graphic">
      <style:graphic-properties draw:stroke="none" svg:stroke-color="#000000" draw:fill="none" draw:fill-color="#ffffff" fo:min-height="0.74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Общая схема спрайтов" table:style-name="ta1">
        <table:table-column table:style-name="co1" table:number-columns-repeated="1024" table:default-cell-style-name="Default"/>
        <table:table-row table:style-name="ro1">
          <table:table-cell table:style-name="ce27" table:number-columns-repeated="4"/>
          <table:table-cell table:style-name="ce29"/>
          <table:table-cell table:style-name="ce27" table:number-columns-repeated="5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7"/>
          <table:table-cell/>
          <table:table-cell office:value-type="string" calcext:value-type="string">
            <text:p>Border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9"/>
          <table:table-cell/>
          <table:table-cell office:value-type="string" calcext:value-type="string">
            <text:p>Дед Мороз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/>
          <table:table-cell table:style-name="ce28" table:number-columns-repeated="8"/>
          <table:table-cell table:style-name="ce27"/>
          <table:table-cell/>
          <table:table-cell table:style-name="ce28"/>
          <table:table-cell/>
          <table:table-cell office:value-type="string" calcext:value-type="string">
            <text:p>Снег</text:p>
          </table:table-cell>
          <table:table-cell table:number-columns-repeated="1010"/>
        </table:table-row>
        <table:table-row table:style-name="ro1" table:number-rows-repeated="3">
          <table:table-cell table:style-name="ce27"/>
          <table:table-cell table:style-name="ce28" table:number-columns-repeated="8"/>
          <table:table-cell table:style-name="ce27"/>
          <table:table-cell table:number-columns-repeated="1014"/>
        </table:table-row>
        <table:table-row table:style-name="ro1">
          <table:table-cell table:style-name="ce27" table:number-columns-repeated="10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ычисление точек заливки" table:style-name="ta1">
        <table:shapes>
          <draw:line draw:z-index="0" draw:name="Линия 1" draw:style-name="gr1" draw:text-style-name="P1" svg:x1="7.043cm" svg:y1="3.576cm" svg:x2="7.067cm" svg:y2="0.615cm">
            <text:p/>
          </draw:line>
          <draw:line draw:z-index="1" draw:name="Вертикальная линия 1" draw:style-name="gr1" draw:text-style-name="P1" svg:x1="7.067cm" svg:y1="7.503cm" svg:x2="7.067cm" svg:y2="11.246cm">
            <text:p/>
          </draw:line>
          <draw:line draw:z-index="2" draw:name="Горизонтальная линия 1" draw:style-name="gr1" draw:text-style-name="P1" svg:x1="3.66cm" svg:y1="5.659cm" svg:x2="0.613cm" svg:y2="5.659cm">
            <text:p/>
          </draw:line>
          <draw:line draw:z-index="3" draw:name="Горизонтальная линия 2" draw:style-name="gr1" draw:text-style-name="P1" svg:x1="13.74cm" svg:y1="5.611cm" svg:x2="16.69cm" svg:y2="5.611cm">
            <text:p/>
          </draw:line>
          <draw:frame draw:z-index="4" draw:name="Врезка 1" draw:style-name="gr2" draw:text-style-name="P2" svg:width="1.524cm" svg:height="1.35cm" svg:x="3.784cm" svg:y="5.304cm">
            <draw:text-box>
              <text:p>IV.</text:p>
            </draw:text-box>
          </draw:frame>
          <draw:frame draw:z-index="5" draw:name="Врезка 2" draw:style-name="gr3" draw:text-style-name="P2" svg:width="3.514cm" svg:height="0.995cm" svg:x="6.945cm" svg:y="3.647cm">
            <draw:text-box>
              <text:p>III.</text:p>
            </draw:text-box>
          </draw:frame>
          <draw:frame draw:z-index="6" draw:name="Врезка 3" draw:style-name="gr4" draw:text-style-name="P2" svg:width="1.474cm" svg:height="1.089cm" svg:x="13.324cm" svg:y="5.375cm">
            <draw:text-box>
              <text:p>II.</text:p>
            </draw:text-box>
          </draw:frame>
          <draw:frame draw:z-index="7" draw:name="Врезка 4" draw:style-name="gr5" draw:text-style-name="P2" svg:width="0.934cm" svg:height="0.807cm" svg:x="6.993cm" svg:y="7.007cm">
            <draw:text-box>
              <text:p>I.</text:p>
            </draw:text-box>
          </draw:frame>
          <draw:line draw:z-index="8" draw:name="Линия 1" draw:style-name="gr1" draw:text-style-name="P1" svg:x1="8.346cm" svg:y1="15.645cm" svg:x2="8.355cm" svg:y2="14.258cm">
            <text:p/>
          </draw:line>
          <draw:line draw:z-index="9" draw:name="Вертикальная линия 1" draw:style-name="gr1" draw:text-style-name="P1" svg:x1="8.866cm" svg:y1="20.758cm" svg:x2="8.925cm" svg:y2="22.606cm">
            <text:p/>
          </draw:line>
          <draw:line draw:z-index="10" draw:name="Горизонтальная линия 1" draw:style-name="gr1" draw:text-style-name="P1" svg:x1="3.938cm" svg:y1="18.142cm" svg:x2="2.447cm" svg:y2="18.134cm">
            <text:p/>
          </draw:line>
          <draw:line draw:z-index="11" draw:name="Горизонтальная линия 2" draw:style-name="gr1" draw:text-style-name="P1" svg:x1="12.829cm" svg:y1="18.094cm" svg:x2="14.857cm" svg:y2="18.087cm">
            <text:p/>
          </draw:line>
          <draw:frame draw:z-index="12" draw:name="Врезка 1" draw:style-name="gr2" draw:text-style-name="P2" svg:width="1.524cm" svg:height="1.35cm" svg:x="4.156cm" svg:y="17.97cm">
            <draw:text-box>
              <text:p>IV.</text:p>
            </draw:text-box>
          </draw:frame>
          <draw:frame draw:z-index="13" draw:name="Врезка 2" draw:style-name="gr3" draw:text-style-name="P2" svg:width="3.514cm" svg:height="0.995cm" svg:x="8.11cm" svg:y="15.696cm">
            <draw:text-box>
              <text:p>III.</text:p>
            </draw:text-box>
          </draw:frame>
          <draw:frame draw:z-index="14" draw:name="Врезка 3" draw:style-name="gr4" draw:text-style-name="P2" svg:width="1.474cm" svg:height="1.089cm" svg:x="12.408cm" svg:y="17.828cm">
            <draw:text-box>
              <text:p>II.</text:p>
            </draw:text-box>
          </draw:frame>
          <draw:frame draw:z-index="15" draw:name="Врезка 4" draw:style-name="gr5" draw:text-style-name="P2" svg:width="0.934cm" svg:height="0.807cm" svg:x="8.702cm" svg:y="20.198cm">
            <draw:text-box>
              <text:p>I.</text:p>
            </draw:text-box>
          </draw:frame>
          <draw:frame draw:z-index="16" draw:name="Врезка 5" draw:style-name="gr6" draw:text-style-name="P3" svg:width="0.57cm" svg:height="0.625cm" svg:x="17.928cm" svg:y="3.281cm">
            <draw:text-box>
              <text:p><text:span text:style-name="T1">I.</text:span></text:p>
            </draw:text-box>
          </draw:frame>
          <draw:frame draw:z-index="17" draw:name="Врезка 6" draw:style-name="gr7" draw:text-style-name="P3" svg:width="2.451cm" svg:height="1.07cm" svg:x="17.831cm" svg:y="5.065cm">
            <draw:text-box>
              <text:p><text:span text:style-name="T1">II.</text:span></text:p>
            </draw:text-box>
          </draw:frame>
          <draw:frame draw:z-index="18" draw:name="Врезка 7" draw:style-name="gr8" draw:text-style-name="P3" svg:width="2.228cm" svg:height="0.999cm" svg:x="17.683cm" svg:y="6.848cm">
            <draw:text-box>
              <text:p><text:span text:style-name="T1">III.</text:span></text:p>
            </draw:text-box>
          </draw:frame>
          <draw:frame draw:z-index="19" draw:name="Врезка 8" draw:style-name="gr9" draw:text-style-name="P3" svg:width="1.065cm" svg:height="0.761cm" svg:x="17.733cm" svg:y="8.536cm">
            <draw:text-box>
              <text:p><text:span text:style-name="T1">IV.</text:span></text:p>
            </draw:text-box>
          </draw:frame>
        </table:shapes>
        <table:table-column table:style-name="co2" table:number-columns-repeated="1024" table:default-cell-style-name="Default"/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9"/>
          <table:table-cell/>
          <table:table-cell office:value-type="string" calcext:value-type="string">
            <text:p>iXOn = old_rect.x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4"/>
          <table:table-cell office:value-type="string" calcext:value-type="string">
            <text:p><text:s/>iYOn = old_rect.y // sprite_size</text:p>
          </table:table-cell>
          <table:table-cell table:number-columns-repeated="991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3" table:number-columns-repeated="24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12" office:value-type="string" calcext:value-type="string">
            <text:p>II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2"/>
          <table:table-cell table:style-name="ce5"/>
          <table:table-cell table:style-name="ce3" table:number-columns-repeated="24"/>
          <table:table-cell table:style-name="ce5"/>
          <table:table-cell table:style-name="ce2"/>
          <table:table-cell table:number-columns-repeated="2"/>
          <table:table-cell table:style-name="ce13" office:value-type="string" calcext:value-type="string">
            <text:p>II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3" table:number-columns-repeated="24"/>
          <table:table-cell table:style-name="ce4" office:value-type="float" office:value="2" calcext:value-type="float">
            <text:p>2</text:p>
          </table:table-cell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0" office:value-type="string" calcext:value-type="string">
            <text:p>III. 1</text:p>
          </table:table-cell>
          <table:table-cell table:style-name="ce14"/>
          <table:table-cell table:style-name="ce14" office:value-type="string" calcext:value-type="string">
            <text:p>ix=iXOn-1 <text:s text:c="8"/>iy = <text:s/>iYOn</text:p>
          </table:table-cell>
          <table:table-cell table:style-name="ce14" table:number-columns-repeated="5"/>
          <table:table-cell table:style-name="ce18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1" office:value-type="string" calcext:value-type="string">
            <text:p>III. 2</text:p>
          </table:table-cell>
          <table:table-cell table:style-name="ce15"/>
          <table:table-cell table:style-name="ce15" office:value-type="string" calcext:value-type="string">
            <text:p>ix=iXOn+1 <text:s text:c="7"/>iy= <text:s/>iYOn</text:p>
          </table:table-cell>
          <table:table-cell table:style-name="ce15" table:number-columns-repeated="5"/>
          <table:table-cell table:style-name="ce19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8"/>
          <table:table-cell table:style-name="ce7"/>
          <table:table-cell table:style-name="ce3" table:number-columns-repeated="17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2" office:value-type="string" calcext:value-type="string">
            <text:p>IV. 1</text:p>
          </table:table-cell>
          <table:table-cell table:style-name="ce16"/>
          <table:table-cell table:style-name="ce16" office:value-type="string" calcext:value-type="string">
            <text:p>ix=iXOn <text:s text:c="12"/>iy= iYOn-1</text:p>
          </table:table-cell>
          <table:table-cell table:style-name="ce16" table:number-columns-repeated="5"/>
          <table:table-cell table:style-name="ce20"/>
          <table:table-cell table:number-columns-repeated="985"/>
        </table:table-row>
        <table:table-row table:style-name="ro2">
          <table:table-cell table:style-name="ce1"/>
          <table:table-cell table:style-name="ce3" table:number-columns-repeated="26"/>
          <table:table-cell table:style-name="ce1"/>
          <table:table-cell table:number-columns-repeated="2"/>
          <table:table-cell table:style-name="ce13" office:value-type="string" calcext:value-type="string">
            <text:p>IV. 2</text:p>
          </table:table-cell>
          <table:table-cell table:style-name="ce17"/>
          <table:table-cell table:style-name="ce17" office:value-type="string" calcext:value-type="string">
            <text:p>ix=iXOn <text:s text:c="12"/>iy= iYOn+1</text:p>
          </table:table-cell>
          <table:table-cell table:style-name="ce17" table:number-columns-repeated="5"/>
          <table:table-cell table:style-name="ce21"/>
          <table:table-cell table:number-columns-repeated="985"/>
        </table:table-row>
        <table:table-row table:style-name="ro2" table:number-rows-repeated="2">
          <table:table-cell table:style-name="ce1"/>
          <table:table-cell table:style-name="ce3" table:number-columns-repeated="26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10"/>
          <table:table-cell table:style-name="ce2"/>
          <table:table-cell table:style-name="ce1" table:number-columns-repeated="15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0,0</text:p>
          </table:table-cell>
          <table:table-cell table:style-name="ce1" table:number-columns-repeated="26"/>
          <table:table-cell table:style-name="ce1" office:value-type="string" calcext:value-type="string">
            <text:p>0, width</text:p>
          </table:table-cell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1"/>
          <table:table-cell/>
          <table:table-cell table:style-name="ce2"/>
          <table:table-cell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8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9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4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6" table:number-columns-repeated="18"/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/>
          <table:table-cell table:style-name="ce2"/>
          <table:table-cell table:style-name="ce5"/>
          <table:table-cell table:style-name="ce6" table:number-columns-repeated="18"/>
          <table:table-cell table:style-name="ce5"/>
          <table:table-cell table:style-name="ce2"/>
          <table:table-cell table:style-name="ce3"/>
          <table:table-cell/>
          <table:table-cell table:style-name="ce1"/>
          <table:table-cell table:number-columns-repeated="996"/>
        </table:table-row>
        <table:table-row table:style-name="ro2">
          <table:table-cell table:style-name="ce1"/>
          <table:table-cell/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6" table:number-columns-repeated="18"/>
          <table:table-cell table:style-name="ce4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5"/>
          <table:table-cell table:style-name="ce8"/>
          <table:table-cell table:style-name="ce6" table:number-columns-repeated="14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 table:number-rows-repeated="2">
          <table:table-cell table:style-name="ce1"/>
          <table:table-cell table:style-name="ce3" table:number-columns-repeated="3"/>
          <table:table-cell table:style-name="ce6" table:number-columns-repeated="20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3"/>
          <table:table-cell table:style-name="ce6" table:number-columns-repeated="9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style-name="ce6" table:number-columns-repeated="8"/>
          <table:table-cell table:style-name="ce3" table:number-columns-repeated="3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13"/>
          <table:table-cell table:style-name="ce2"/>
          <table:table-cell table:style-name="ce3" table:number-columns-repeated="12"/>
          <table:table-cell table:style-name="ce1"/>
          <table:table-cell table:number-columns-repeated="996"/>
        </table:table-row>
        <table:table-row table:style-name="ro2">
          <table:table-cell table:style-name="ce1"/>
          <table:table-cell table:style-name="ce3" table:number-columns-repeated="9"/>
          <table:table-cell table:number-columns-repeated="3"/>
          <table:table-cell table:style-name="ce3" table:number-columns-repeated="14"/>
          <table:table-cell table:style-name="ce1"/>
          <table:table-cell table:number-columns-repeated="996"/>
        </table:table-row>
        <table:table-row table:style-name="ro2">
          <table:table-cell table:style-name="ce1" office:value-type="string" calcext:value-type="string">
            <text:p>Height, 0</text:p>
          </table:table-cell>
          <table:table-cell table:style-name="ce1" table:number-columns-repeated="26"/>
          <table:table-cell table:style-name="ce1" office:value-type="string" calcext:value-type="string">
            <text:p>height, width</text:p>
          </table:table-cell>
          <table:table-cell table:number-columns-repeated="99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Схема заливки" table:style-name="ta1">
        <table:shapes>
          <draw:line draw:z-index="0" draw:name="Горизонтальная линия 2" draw:style-name="gr1" draw:text-style-name="P1" svg:x1="51.628cm" svg:y1="4.258cm" svg:x2="60.661cm" svg:y2="4.258cm">
            <text:p/>
          </draw:line>
          <draw:frame draw:z-index="1" draw:name="Врезка 3" draw:style-name="gr10" draw:text-style-name="P2" svg:width="4.513cm" svg:height="0.741cm" svg:x="50.201cm" svg:y="4.049cm">
            <draw:text-box>
              <text:p>II.</text:p>
            </draw:text-box>
          </draw:frame>
        </table:shapes>
        <table:table-column table:style-name="co3" table:number-columns-repeated="1024" table:default-cell-style-name="Default"/>
        <table:table-row table:style-name="ro3">
          <table:table-cell table:style-name="ce22" office:value-type="string" calcext:value-type="string">
            <text:p>0,0</text:p>
          </table:table-cell>
          <table:table-cell table:style-name="ce22" table:number-columns-repeated="26"/>
          <table:table-cell table:style-name="ce22" office:value-type="string" calcext:value-type="string">
            <text:p>0, width</text:p>
          </table:table-cell>
          <table:table-cell table:number-columns-repeated="996"/>
        </table:table-row>
        <table:table-row table:style-name="ro3" table:number-rows-repeated="8">
          <table:table-cell table:style-name="ce22"/>
          <table:table-cell table:style-name="ce23" table:number-columns-repeated="8"/>
          <table:table-cell table:style-name="ce24"/>
          <table:table-cell table:style-name="ce26" table:number-columns-repeated="17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2"/>
          <table:table-cell table:style-name="ce23" office:value-type="string" calcext:value-type="string">
            <text:p>green</text:p>
          </table:table-cell>
          <table:table-cell table:style-name="ce23" table:number-columns-repeated="5"/>
          <table:table-cell table:style-name="ce24" table:number-columns-repeated="5"/>
          <table:table-cell table:style-name="ce26" table:number-columns-repeated="6"/>
          <table:table-cell table:style-name="ce26" office:value-type="string" calcext:value-type="string">
            <text:p>red</text:p>
          </table:table-cell>
          <table:table-cell table:style-name="ce26" table:number-columns-repeated="6"/>
          <table:table-cell table:style-name="ce22"/>
          <table:table-cell table:number-columns-repeated="996"/>
        </table:table-row>
        <table:table-row table:style-name="ro3" table:number-rows-repeated="3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/>
          <table:table-cell table:style-name="ce23" table:number-columns-repeated="8"/>
          <table:table-cell table:style-name="ce25"/>
          <table:table-cell table:style-name="ce23" table:number-columns-repeated="3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 table:number-rows-repeated="5">
          <table:table-cell table:style-name="ce22"/>
          <table:table-cell table:style-name="ce23" table:number-columns-repeated="12"/>
          <table:table-cell table:style-name="ce24"/>
          <table:table-cell table:style-name="ce26" table:number-columns-repeated="13"/>
          <table:table-cell table:style-name="ce22"/>
          <table:table-cell table:number-columns-repeated="996"/>
        </table:table-row>
        <table:table-row table:style-name="ro3">
          <table:table-cell table:style-name="ce22" office:value-type="string" calcext:value-type="string">
            <text:p>Height, 0</text:p>
          </table:table-cell>
          <table:table-cell table:style-name="ce22" table:number-columns-repeated="26"/>
          <table:table-cell table:style-name="ce22" office:value-type="string" calcext:value-type="string">
            <text:p>height, width</text:p>
          </table:table-cell>
          <table:table-cell table:number-columns-repeated="99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тражение внутри снега" table:style-name="ta1">
        <table:shapes>
          <draw:line draw:z-index="0" draw:name="Линия 1" draw:style-name="gr1" draw:text-style-name="P1" svg:x1="1.938cm" svg:y1="4.79cm" svg:x2="0.196cm" svg:y2="4.695cm">
            <text:p/>
          </draw:line>
          <draw:line draw:z-index="1" draw:name="Линия 2" draw:style-name="gr1" draw:text-style-name="P1" svg:x1="5.029cm" svg:y1="3.201cm" svg:x2="5.177cm" svg:y2="0.64cm">
            <text:p/>
          </draw:line>
          <draw:line draw:z-index="2" draw:name="Линия 3" draw:style-name="gr1" draw:text-style-name="P1" svg:x1="8.121cm" svg:y1="5.336cm" svg:x2="11.236cm" svg:y2="5.312cm">
            <text:p/>
          </draw:line>
          <draw:line draw:z-index="3" draw:name="Линия 4" draw:style-name="gr1" draw:text-style-name="P1" svg:x1="5.25cm" svg:y1="7.351cm" svg:x2="5.226cm" svg:y2="10.126cm">
            <text:p/>
          </draw:line>
        </table:shapes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59"/>
          <table:table-cell table:style-name="ce60"/>
          <table:table-cell table:style-name="ce59" office:value-type="string" calcext:value-type="string">
            <text:p>x-1,x+1</text:p>
          </table:table-cell>
          <table:table-cell table:number-columns-repeated="1016"/>
        </table:table-row>
        <table:table-row table:style-name="ro3" table:number-rows-repeated="4">
          <table:table-cell/>
          <table:table-cell table:style-name="ce61" table:number-columns-repeated="12"/>
          <table:table-cell table:number-columns-repeated="1011"/>
        </table:table-row>
        <table:table-row table:style-name="ro3">
          <table:table-cell table:style-name="ce59" office:value-type="string" calcext:value-type="string">
            <text:p>y-1, y+1</text:p>
          </table:table-cell>
          <table:table-cell table:style-name="ce61" table:number-columns-repeated="12"/>
          <table:table-cell table:number-columns-repeated="1011"/>
        </table:table-row>
        <table:table-row table:style-name="ro3">
          <table:table-cell table:style-name="ce60"/>
          <table:table-cell table:style-name="ce61" table:number-columns-repeated="12"/>
          <table:table-cell table:style-name="ce59" office:value-type="string" calcext:value-type="string">
            <text:p>y-1, y+1</text:p>
          </table:table-cell>
          <table:table-cell table:number-columns-repeated="1010"/>
        </table:table-row>
        <table:table-row table:style-name="ro3">
          <table:table-cell table:style-name="ce59"/>
          <table:table-cell table:style-name="ce61" table:number-columns-repeated="12"/>
          <table:table-cell table:style-name="ce60"/>
          <table:table-cell table:number-columns-repeated="1010"/>
        </table:table-row>
        <table:table-row table:style-name="ro3">
          <table:table-cell/>
          <table:table-cell table:style-name="ce61" table:number-columns-repeated="12"/>
          <table:table-cell table:style-name="ce59"/>
          <table:table-cell table:number-columns-repeated="1010"/>
        </table:table-row>
        <table:table-row table:style-name="ro3" table:number-rows-repeated="5">
          <table:table-cell/>
          <table:table-cell table:style-name="ce61" table:number-columns-repeated="12"/>
          <table:table-cell table:number-columns-repeated="1011"/>
        </table:table-row>
        <table:table-row table:style-name="ro3">
          <table:table-cell table:number-columns-repeated="5"/>
          <table:table-cell table:style-name="ce59"/>
          <table:table-cell table:style-name="ce60"/>
          <table:table-cell table:style-name="ce59" office:value-type="string" calcext:value-type="string">
            <text:p>x-1,x+1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Вычисление точек заливки'.J14:'Вычисление точек заливки'.J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4:36:29.9151296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46:25.323519727</meta:creation-date>
    <dc:date>2023-11-17T14:38:51.096729283</dc:date>
    <meta:editing-duration>PT3H30M43S</meta:editing-duration>
    <meta:editing-cycles>41</meta:editing-cycles>
    <meta:generator>LibreOffice/7.2.5.1$Linux_X86_64 LibreOffice_project/20$Build-1</meta:generator>
    <meta:document-statistic meta:table-count="4" meta:cell-count="55" meta:object-count="26"/>
  </office:meta>
</office:document-meta>
</file>